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66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2cm" svg:stroke-color="#ff66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2cm" svg:stroke-color="#99ff66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2cm" svg:stroke-color="#80808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3399ff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width="0.2cm" svg:stroke-color="#ffff66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fo:min-height="1.666cm"/>
    </style:style>
    <style:style style:name="gr10" style:family="graphic" style:parent-style-name="standard">
      <style:graphic-properties draw:stroke="none" svg:stroke-color="#000000" draw:fill="none" draw:fill-color="#ffffff" fo:min-height="1.55cm"/>
    </style:style>
    <style:style style:name="gr11" style:family="graphic" style:parent-style-name="standard">
      <style:graphic-properties draw:stroke="none" svg:stroke-color="#000000" draw:fill="none" draw:fill-color="#ffffff" fo:min-height="0.65cm"/>
    </style:style>
    <style:style style:name="gr12" style:family="graphic" style:parent-style-name="standard">
      <style:graphic-properties draw:stroke="none" svg:stroke-color="#000000" draw:fill="none" draw:fill-color="#ffffff" fo:min-height="0.625cm"/>
    </style:style>
    <style:style style:name="gr13" style:family="graphic" style:parent-style-name="standard">
      <style:graphic-properties draw:stroke="none" svg:stroke-color="#000000" draw:fill="none" draw:fill-color="#ffffff" fo:min-height="1.425cm"/>
    </style:style>
    <style:style style:name="gr14" style:family="graphic" style:parent-style-name="standard">
      <style:graphic-properties draw:stroke="none" svg:stroke-color="#000000" draw:fill="none" draw:fill-color="#ffffff" fo:min-height="2.137cm"/>
    </style:style>
    <style:style style:name="gr15" style:family="graphic" style:parent-style-name="standard">
      <style:graphic-properties draw:stroke="none" svg:stroke-color="#000000" draw:fill="none" draw:fill-color="#ffffff" fo:min-height="0.35cm"/>
    </style:style>
    <style:style style:name="gr16" style:family="graphic" style:parent-style-name="standard">
      <style:graphic-properties draw:stroke="none" svg:stroke-color="#000000" draw:fill="none" draw:fill-color="#ffffff" fo:min-height="0.45cm"/>
    </style:style>
    <style:style style:name="gr17" style:family="graphic" style:parent-style-name="standard">
      <style:graphic-properties draw:stroke="none" svg:stroke-color="#000000" draw:fill="none" draw:fill-color="#ffffff" fo:min-height="1.111cm"/>
    </style:style>
    <style:style style:name="gr18" style:family="graphic" style:parent-style-name="standard">
      <style:graphic-properties draw:stroke="none" svg:stroke-color="#000000" draw:fill="none" draw:fill-color="#ffffff" fo:min-height="0.75cm"/>
    </style:style>
    <style:style style:name="gr19" style:family="graphic" style:parent-style-name="standard">
      <style:graphic-properties draw:fill="solid" draw:fill-color="#ffff99" draw:textarea-vertical-align="middl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color="#ff6600"/>
    </style:style>
    <style:style style:name="P5" style:family="paragraph">
      <style:text-properties fo:color="#6666ff" fo:font-size="14pt" style:font-size-asian="14pt" style:font-size-complex="14pt"/>
    </style:style>
    <style:style style:name="P6" style:family="paragraph">
      <style:text-properties fo:color="#00ff66" fo:font-size="14pt" style:font-size-asian="14pt" style:font-size-complex="14pt"/>
    </style:style>
    <style:style style:name="P7" style:family="paragraph">
      <style:text-properties fo:color="#808080" fo:font-size="14pt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6600"/>
    </style:style>
    <style:style style:name="T5" style:family="text">
      <style:text-properties fo:color="#6666ff" fo:font-size="14pt" style:font-size-asian="14pt" style:font-size-complex="14pt"/>
    </style:style>
    <style:style style:name="T6" style:family="text">
      <style:text-properties fo:color="#00ff66" fo:font-size="14pt" style:font-size-asian="14pt" style:font-size-complex="14pt"/>
    </style:style>
    <style:style style:name="T7" style:family="text">
      <style:text-properties fo:color="#80808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3" draw:id="id3" draw:layer="layout" svg:width="4.6cm" svg:height="3.1cm" svg:x="2.2cm" svg:y="17.8cm">
          <text:p text:style-name="P1">MP 4200</text:p>
          <text:p text:style-name="P1"><text:span text:style-name="T1">Não Fiscal</text:span></text:p>
          <text:p text:style-name="P1">USB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xml:id="id4" draw:id="id4" draw:layer="layout" svg:width="4.4cm" svg:height="3.5cm" svg:x="13.3cm" svg:y="10.1cm">
          <text:p text:style-name="P1">Assinado</text:p>
          <text:p text:style-name="P1">SEFAZ M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7.8cm" svg:y1="12.6cm" svg:x2="10.7cm" svg:y2="17.45cm" draw:start-shape="id1" draw:start-glue-point="10" draw:end-shape="id2" draw:end-glue-point="5" svg:d="M7800 12600h1450v4850h1450">
          <text:p/>
        </draw:connector>
        <draw:connector draw:style-name="gr4" draw:text-style-name="P1" draw:layer="layout" draw:line-skew="1.05cm" svg:x1="5.65cm" svg:y1="14.1cm" svg:x2="6.025cm" svg:y2="19.738cm" draw:start-shape="id1" draw:start-glue-point="8" draw:end-shape="id3" draw:end-glue-point="8" svg:d="M5650 14100v2900h1652v2738h-1277">
          <text:p/>
        </draw:connector>
        <draw:connector draw:style-name="gr5" draw:text-style-name="P1" draw:layer="layout" svg:x1="15.5cm" svg:y1="13.6cm" svg:x2="12.8cm" svg:y2="15.9cm" draw:start-shape="id4" draw:start-glue-point="6" draw:end-shape="id2" draw:end-glue-point="0" svg:d="M15500 13600v1151h-2700v1149">
          <text:p/>
        </draw:connector>
        <draw:connector draw:style-name="gr6" draw:text-style-name="P1" draw:layer="layout" svg:x1="3.5cm" svg:y1="12.6cm" svg:x2="2.2cm" svg:y2="19.738cm" draw:start-shape="id1" draw:start-glue-point="6" draw:end-shape="id3" draw:end-glue-point="6" svg:d="M3500 12600h-1801v7138h501">
          <text:p/>
        </draw:connector>
        <draw:custom-shape draw:style-name="gr2" draw:text-style-name="P1" xml:id="id2" draw:id="id2" draw:layer="layout" svg:width="4.2cm" svg:height="3.1cm" svg:x="10.7cm" svg:y="15.9cm">
          <text:p text:style-name="P1"><text:span text:style-name="T2">Gerenciador</text:span></text:p>
          <text:p text:style-name="P1">NFE</text:p>
          <text:p text:style-name="P1">NFC-e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1" xml:id="id6" draw:id="id6" draw:layer="layout" svg:width="4.8cm" svg:height="3cm" svg:x="12.5cm" svg:y="19.9cm">
          <text:p text:style-name="P1">MP 4200</text:p>
          <text:p text:style-name="P1"><text:span text:style-name="T1">Fiscal</text:span></text:p>
          <text:p text:style-name="P1">SERIA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4" draw:text-style-name="P1" draw:layer="layout" svg:x1="19.387cm" svg:y1="23.531cm" svg:x2="16.55cm" svg:y2="21.775cm" draw:start-shape="id5" draw:start-glue-point="11" draw:end-shape="id6" draw:end-glue-point="8" svg:d="M19387 23531v-1756h-2837">
          <text:p/>
        </draw:connector>
        <draw:connector draw:style-name="gr5" draw:text-style-name="P1" draw:layer="layout" svg:x1="12.25cm" svg:y1="15.9cm" svg:x2="13.3cm" svg:y2="11.85cm" draw:start-shape="id2" draw:start-glue-point="4" draw:end-shape="id4" draw:end-glue-point="5" svg:d="M12250 15900v-4050h1050">
          <text:p/>
        </draw:connector>
        <draw:custom-shape draw:style-name="gr1" draw:text-style-name="P1" xml:id="id8" draw:id="id8" draw:layer="layout" svg:width="4.3cm" svg:height="3cm" svg:x="8.849cm" svg:y="5.398cm">
          <text:p text:style-name="P1">Impressora</text:p>
          <text:p text:style-name="P1">Laser</text:p>
          <text:p text:style-name="P1">RED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4" draw:text-style-name="P1" draw:layer="layout" svg:x1="19.344cm" svg:y1="16.354cm" svg:x2="12.399cm" svg:y2="7.273cm" draw:start-shape="id7" draw:start-glue-point="11" draw:end-shape="id8" draw:end-glue-point="8" svg:d="M19344 16354v-9081h-6945">
          <text:p/>
        </draw:connector>
        <draw:custom-shape draw:style-name="gr7" draw:text-style-name="P1" xml:id="id1" draw:id="id1" draw:layer="layout" svg:width="4.3cm" svg:height="3cm" svg:x="3.5cm" svg:y="11.1cm">
          <text:p text:style-name="P1"><text:span text:style-name="T2">Impressor</text:span></text:p>
          <text:p text:style-name="P1">NFC-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line-skew="-0.202cm" svg:x1="17.7cm" svg:y1="11.85cm" svg:x2="18cm" svg:y2="15.9cm" draw:start-shape="id4" draw:start-glue-point="7" draw:end-shape="id7" draw:end-glue-point="4" svg:d="M17700 11850h300v2901 1149">
          <text:p/>
        </draw:connector>
        <draw:frame draw:style-name="gr9" draw:text-style-name="P2" draw:layer="layout" svg:width="3.5cm" svg:height="1.916cm" svg:x="1.786cm" svg:y="14.958cm">
          <draw:text-box>
            <text:p><text:span text:style-name="T3">NCF-e</text:span></text:p>
            <text:p><text:span text:style-name="T3">Contigencia</text:span></text:p>
          </draw:text-box>
        </draw:frame>
        <draw:frame draw:style-name="gr9" draw:text-style-name="P2" draw:layer="layout" svg:width="3.5cm" svg:height="1.916cm" svg:x="5.7cm" svg:y="14.884cm">
          <draw:text-box>
            <text:p><text:span text:style-name="T3">NCF-e</text:span></text:p>
            <text:p><text:span text:style-name="T3">Normal</text:span></text:p>
          </draw:text-box>
        </draw:frame>
        <draw:frame draw:style-name="gr10" draw:text-style-name="P2" draw:layer="layout" svg:width="2.4cm" svg:height="1.8cm" svg:x="16.7cm" svg:y="6cm">
          <draw:text-box>
            <text:p><text:span text:style-name="T3">NFE</text:span></text:p>
            <text:p><text:span text:style-name="T3">Normal</text:span></text:p>
          </draw:text-box>
        </draw:frame>
        <draw:frame draw:style-name="gr11" draw:text-style-name="P2" draw:layer="layout" svg:width="3.5cm" svg:height="1.361cm" svg:x="17.4cm" svg:y="20.339cm">
          <draw:text-box>
            <text:p><text:span text:style-name="T3">Cupom</text:span></text:p>
            <text:p><text:span text:style-name="T3">Fiscal</text:span></text:p>
          </draw:text-box>
        </draw:frame>
        <draw:connector draw:style-name="gr6" draw:text-style-name="P1" draw:layer="layout" svg:x1="4.1cm" svg:y1="22.7cm" svg:x2="4.112cm" svg:y2="20.9cm" draw:start-shape="id9" draw:start-glue-point="4" draw:end-shape="id3" draw:end-glue-point="7" svg:d="M4100 22700v-899h12v-901">
          <text:p/>
        </draw:connector>
        <draw:connector draw:style-name="gr6" draw:text-style-name="P1" draw:layer="layout" draw:line-skew="-0.699cm" svg:x1="2.2cm" svg:y1="24.25cm" svg:x2="8.849cm" svg:y2="7.273cm" draw:start-shape="id9" draw:start-glue-point="6" draw:end-shape="id8" draw:end-glue-point="6" svg:d="M2200 24250h-1200v-16977h7849">
          <text:p/>
        </draw:connector>
        <draw:frame draw:style-name="gr12" draw:layer="layout" svg:width="1.9cm" svg:height="0.963cm" svg:x="1.7cm" svg:y="11.637cm">
          <draw:text-box>
            <text:p>DAV</text:p>
          </draw:text-box>
        </draw:frame>
        <draw:frame draw:style-name="gr13" draw:layer="layout" svg:width="1.9cm" svg:height="1.675cm" svg:x="1.6cm" svg:y="6.3cm">
          <draw:text-box>
            <text:p>DAV</text:p>
          </draw:text-box>
        </draw:frame>
        <draw:custom-shape draw:style-name="gr2" draw:text-style-name="P3" xml:id="id14" draw:id="id14" draw:layer="layout" svg:width="4.3cm" svg:height="1cm" svg:x="14.2cm" svg:y="27.5cm">
          <text:p text:style-name="P3"><text:span text:style-name="T2">PDV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3" xml:id="id13" draw:id="id13" draw:layer="layout" svg:width="4.4cm" svg:height="1cm" svg:x="10.086cm" svg:y="27.462cm">
          <text:p text:style-name="P3"><text:span text:style-name="T2">Aten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3" xml:id="id12" draw:id="id12" draw:layer="layout" svg:width="4.5cm" svg:height="1cm" svg:x="5.9cm" svg:y="27.474cm">
          <text:p text:style-name="P1"><text:span text:style-name="T2">Caix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3" xml:id="id10" draw:id="id10" draw:layer="layout" svg:width="4.5cm" svg:height="1cm" svg:x="1.7cm" svg:y="27.5cm">
          <text:p text:style-name="P1"><text:span text:style-name="T2">Pegasu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4" draw:layer="layout" svg:width="7.9cm" svg:height="2.387cm" svg:x="11.9cm" svg:y="1.4cm">
          <draw:text-box>
            <text:p>Proposta Gerenciamento de Impressão</text:p>
          </draw:text-box>
        </draw:frame>
        <draw:custom-shape draw:style-name="gr7" draw:text-style-name="P1" xml:id="id9" draw:id="id9" draw:layer="layout" svg:width="3.8cm" svg:height="3.1cm" svg:x="2.2cm" svg:y="22.7cm">
          <text:p text:style-name="P1"><text:span text:style-name="T2">Impressor</text:span></text:p>
          <text:p text:style-name="P1">DA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3.733cm" svg:height="2.949cm" svg:x="16.2cm" svg:y="23.1cm">
          <text:p text:style-name="P1"><text:span text:style-name="T2">Impressor</text:span></text:p>
          <text:p text:style-name="P1">CUP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" draw:id="id7" draw:layer="layout" svg:width="3.8cm" svg:height="3.1cm" svg:x="16.1cm" svg:y="15.9cm">
          <text:p text:style-name="P1"><text:span text:style-name="T2">Impressor</text:span></text:p>
          <text:p text:style-name="P1">NF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1cm" svg:y1="17.45cm" svg:x2="14.9cm" svg:y2="17.45cm" draw:start-shape="id7" draw:start-glue-point="6" draw:end-shape="id2" draw:end-glue-point="7" svg:d="M16100 17450h-1200">
          <text:p/>
        </draw:connector>
        <draw:connector draw:style-name="gr8" draw:text-style-name="P1" draw:layer="layout" svg:x1="15.5cm" svg:y1="10.1cm" svg:x2="5.65cm" svg:y2="11.1cm" draw:start-shape="id4" draw:start-glue-point="4" draw:end-shape="id1" draw:end-glue-point="4" svg:d="M15500 10100v-501h-9850v1501">
          <text:p/>
        </draw:connector>
        <draw:frame draw:style-name="gr15" draw:text-style-name="P4" draw:layer="layout" svg:width="6.5cm" svg:height="0.963cm" svg:x="1.5cm" svg:y="1.3cm">
          <draw:text-box>
            <text:p text:style-name="P4"><text:span text:style-name="T4">Hardware</text:span></text:p>
          </draw:text-box>
        </draw:frame>
        <draw:frame draw:style-name="gr16" draw:text-style-name="P5" draw:layer="layout" svg:width="4.4cm" svg:height="0.806cm" svg:x="1.5cm" svg:y="2.2cm">
          <draw:text-box>
            <text:p text:style-name="P5"><text:span text:style-name="T5">Executavel</text:span></text:p>
          </draw:text-box>
        </draw:frame>
        <draw:frame draw:style-name="gr17" draw:text-style-name="P6" draw:layer="layout" svg:width="5.3cm" svg:height="1.361cm" svg:x="1.5cm" svg:y="3.039cm">
          <draw:text-box>
            <text:p text:style-name="P6"><text:span text:style-name="T6">Documento Fiscal</text:span></text:p>
          </draw:text-box>
        </draw:frame>
        <draw:frame draw:style-name="gr18" draw:text-style-name="P7" draw:layer="layout" svg:width="7cm" svg:height="1cm" svg:x="1.5cm" svg:y="3.9cm">
          <draw:text-box>
            <text:p text:style-name="P7"><text:span text:style-name="T7">Documento Não Fiscal</text:span></text:p>
          </draw:text-box>
        </draw:frame>
        <draw:rect draw:style-name="gr19" draw:text-style-name="P1" xml:id="id11" draw:id="id11" draw:layer="layout" svg:width="6.6cm" svg:height="1.7cm" svg:x="7.5cm" svg:y="23.9cm">
          <text:p text:style-name="P1">Módulos a </text:p>
          <text:p text:style-name="P1">Serem atendidos</text:p>
        </draw:rect>
        <draw:connector draw:style-name="gr20" draw:text-style-name="P1" draw:layer="layout" svg:x1="4.513cm" svg:y1="27.5cm" svg:x2="10.8cm" svg:y2="25.6cm" draw:start-shape="id10" draw:start-glue-point="4" draw:end-shape="id11" svg:d="M4513 27500v-950h6287v-950">
          <text:p/>
        </draw:connector>
        <draw:connector draw:style-name="gr20" draw:text-style-name="P1" draw:layer="layout" svg:x1="8.713cm" svg:y1="27.474cm" svg:x2="10.8cm" svg:y2="25.6cm" draw:start-shape="id12" draw:start-glue-point="4" draw:end-shape="id11" draw:end-glue-point="2" svg:d="M8713 27474v-937h2087v-937">
          <text:p/>
        </draw:connector>
        <draw:connector draw:style-name="gr20" draw:text-style-name="P1" draw:layer="layout" svg:x1="12.836cm" svg:y1="27.462cm" svg:x2="10.8cm" svg:y2="25.6cm" draw:start-shape="id13" draw:start-glue-point="4" draw:end-shape="id11" draw:end-glue-point="2" svg:d="M12836 27462v-931h-2036v-931">
          <text:p/>
        </draw:connector>
        <draw:connector draw:style-name="gr20" draw:text-style-name="P1" draw:layer="layout" svg:x1="16.35cm" svg:y1="27.5cm" svg:x2="10.8cm" svg:y2="25.6cm" draw:start-shape="id14" draw:start-glue-point="5" draw:end-shape="id11" svg:d="M16350 27500v-950h-5550v-9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souza</meta:initial-creator>
    <meta:creation-date>2014-06-10T09:37:53.89</meta:creation-date>
    <dc:date>2014-06-10T14:26:00</dc:date>
    <dc:creator>daniel souza</dc:creator>
    <meta:editing-duration>PT1H17M22S</meta:editing-duration>
    <meta:editing-cycles>7</meta:editing-cycles>
    <meta:generator>OpenOffice/4.1.0$Win32 OpenOffice.org_project/410m18$Build-9764</meta:generator>
    <meta:printed-by>daniel souza</meta:printed-by>
    <meta:print-date>2014-06-10T10:28:06.16</meta:print-date>
    <meta:document-statistic meta:object-count="41"/>
  </office:meta>
</office:document-meta>
</file>